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1bc7" officeooo:paragraph-rsid="00041b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15397730" text:style-name="L1">
        <text:list-item>
          <text:p text:style-name="P1">settings.py</text:p>
        </text:list-item>
        <text:list-item>
          <text:p text:style-name="P1">Database configuration</text:p>
        </text:list-item>
        <text:list-item>
          <text:p text:style-name="P1">DEBUG flag</text:p>
        </text:list-item>
        <text:list-item>
          <text:p text:style-name="P1">Sensetive information in settings.py</text:p>
        </text:list-item>
        <text:list-item>
          <text:p text:style-name="P1">runserv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37:39.142588519</meta:creation-date>
    <dc:date>2019-04-23T11:49:01.648739381</dc:date>
    <meta:editing-duration>PT1M12S</meta:editing-duration>
    <meta:editing-cycles>1</meta:editing-cycles>
    <meta:document-statistic meta:table-count="0" meta:image-count="0" meta:object-count="0" meta:page-count="1" meta:paragraph-count="5" meta:word-count="15" meta:character-count="94" meta:non-whitespace-character-count="88"/>
    <meta:generator>LibreOffice/6.0.7.3$Linux_X86_64 LibreOffice_project/00m0$Build-3</meta:generator>
  </office:meta>
</office:document-meta>
</file>